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e15" officeooo:paragraph-rsid="0015de15"/>
    </style:style>
    <style:style style:name="P2" style:family="paragraph" style:parent-style-name="Standard">
      <style:paragraph-properties fo:text-align="start" style:justify-single-word="false"/>
      <style:text-properties officeooo:rsid="0015de15" officeooo:paragraph-rsid="0015de15"/>
    </style:style>
    <style:style style:name="P3" style:family="paragraph" style:parent-style-name="Standard">
      <style:paragraph-properties fo:text-align="start" style:justify-single-word="false"/>
      <style:text-properties officeooo:rsid="0015de15" officeooo:paragraph-rsid="00170359"/>
    </style:style>
    <style:style style:name="P4" style:family="paragraph" style:parent-style-name="Standard">
      <style:paragraph-properties fo:text-align="start" style:justify-single-word="false"/>
      <style:text-properties officeooo:rsid="00170359" officeooo:paragraph-rsid="00170359"/>
    </style:style>
    <style:style style:name="T1" style:family="text">
      <style:text-properties officeooo:rsid="00170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MoCap with actuator_bridge</text:p>
      <text:p text:style-name="P2">With the addition of MoCap there are now 3 main modes for controlling XR1.</text:p>
      <text:p text:style-name="P2">1. Direct Mode:</text:p>
      <text:p text:style-name="P2"><text:tab/>You can directly issue target positions, velocity or current to each joint. </text:p>
      <text:p text:style-name="P2">2. Drive Mode:</text:p>
      <text:p text:style-name="P2"><text:tab/>Not fully implemented. <text:span text:style-name="T1">Please don’t actually use this yet.</text:span></text:p>
      <text:p text:style-name="P2">3. MoCap Mode:</text:p>
      <text:p text:style-name="P2"><text:tab/>The Motion Capture process will take over and actuator_bridge will ignore any target positions that you set.</text:p>
      <text:p text:style-name="P2"/>
      <text:p text:style-name="P2"/>
      <text:p text:style-name="P2">Before switching to Motion Capture Mode, you need to initialize the IMUs at least once.</text:p>
      <text:p text:style-name="P2">To do so, publish a single std::Bool message to the topic "XR1/MoCapInit", the <text:span text:style-name="T1">content does not matter. The process of initialization is instantaneous. <text:s/></text:span></text:p>
      <text:p text:style-name="P2"/>
      <text:p text:style-name="P3">To switch between the three mode, you need to publish <text:span text:style-name="T1">a std_msgs::Int32 message to the topic "/XR1/MetaModeChange". The IDs for each option are: “1” for Direct Mode, “5” for Drive Mode, “6” for MoCap Mode.</text:span></text:p>
      <text:p text:style-name="P3"/>
      <text:p text:style-name="P3"/>
      <text:p text:style-name="P4">Things to watch out for:</text:p>
      <text:p text:style-name="P4">Once you switch to the MoCap Mode, XR1 will immediately begin mimicking your pose. So make sure that you’re not doing some drastic action when you activa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0:06:06.919379331</meta:creation-date>
    <dc:date>2018-12-21T10:27:41.642329902</dc:date>
    <meta:editing-duration>PT4S</meta:editing-duration>
    <meta:editing-cycles>1</meta:editing-cycles>
    <meta:document-statistic meta:table-count="0" meta:image-count="0" meta:object-count="0" meta:page-count="1" meta:paragraph-count="13" meta:word-count="173" meta:character-count="1027" meta:non-whitespace-character-count="861"/>
    <meta:generator>LibreOffice/5.1.6.2$Linux_X86_64 LibreOffice_project/10m0$Build-2</meta:generator>
  </office:meta>
</office:document-meta>
</file>